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uclid Circular A" svg:font-family="'Euclid Circular A', Akzidenz, 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3c7e0" officeooo:paragraph-rsid="0013c7e0"/>
    </style:style>
    <style:style style:name="P2" style:family="paragraph" style:parent-style-name="Preformatted_20_Text">
      <style:text-properties officeooo:rsid="00140bf1" officeooo:paragraph-rsid="00140bf1"/>
    </style:style>
    <style:style style:name="P3" style:family="paragraph" style:parent-style-name="Standard">
      <style:text-properties officeooo:rsid="000f4503" officeooo:paragraph-rsid="000f4503"/>
    </style:style>
    <style:style style:name="P4" style:family="paragraph" style:parent-style-name="Standard">
      <style:text-properties officeooo:paragraph-rsid="000f4503"/>
    </style:style>
    <style:style style:name="P5" style:family="paragraph" style:parent-style-name="Standard">
      <style:text-properties officeooo:rsid="0013c7e0" officeooo:paragraph-rsid="0013c7e0"/>
    </style:style>
    <style:style style:name="P6" style:family="paragraph" style:parent-style-name="Standard">
      <style:text-properties officeooo:paragraph-rsid="0013c7e0"/>
    </style:style>
    <style:style style:name="P7" style:family="paragraph" style:parent-style-name="Standard">
      <style:text-properties officeooo:rsid="0014a5c9" officeooo:paragraph-rsid="0014a5c9"/>
    </style:style>
    <style:style style:name="P8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officeooo:rsid="000f4503"/>
    </style:style>
    <style:style style:name="T2" style:family="text">
      <style:text-properties fo:font-variant="normal" fo:text-transform="none" fo:color="#001e2b" loext:opacity="100%" style:font-name="Euclid Circular A" fo:font-size="9.75pt" fo:letter-spacing="normal" fo:font-style="normal" fo:font-weight="bold"/>
    </style:style>
    <style:style style:name="T3" style:family="text">
      <style:text-properties fo:font-variant="normal" fo:text-transform="none" fo:color="#001e2b" loext:opacity="100%" style:font-name="Euclid Circular A" fo:font-size="9.75pt" fo:letter-spacing="normal" fo:font-style="normal" fo:font-weight="bold" officeooo:rsid="000f4503"/>
    </style:style>
    <style:style style:name="T4" style:family="text">
      <style:text-properties fo:font-variant="normal" fo:text-transform="none" fo:color="#001e2b" loext:opacity="100%" style:font-name="Euclid Circular A" fo:font-size="9.75pt" fo:letter-spacing="normal" fo:font-style="normal" fo:font-weight="bold" officeooo:rsid="0013c7e0"/>
    </style:style>
    <style:style style:name="T5" style:family="text">
      <style:text-properties fo:font-variant="normal" fo:text-transform="none" fo:color="#001e2b" loext:opacity="100%" style:font-name="Euclid Circular A" fo:font-size="9.75pt" fo:letter-spacing="normal" fo:font-style="normal" fo:font-weight="bold" officeooo:rsid="0014a5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1) </text:span><text:span text:style-name="T2">db.usuario.insertMany([{nombre:"Pedro", apellido:"Alvarez", edad:30, mail:"Pedro@gmail.com", compras:[]}, {nombre:"Jorge", apellido:"Juarez", edad: 50, "mail":"Jorge@gmail.com", "compras":[]}])</text:span></text:p>
      <text:p text:style-name="P4"><text:span text:style-name="T2"/></text:p>
      <text:p text:style-name="P4"><text:span text:style-name="T3">2)</text:span><text:span text:style-name="T2">db.usuario.find({edad:{$gt: 25}},{nombre: 1, apellido:1})</text:span></text:p>
      <text:p text:style-name="P4"><text:span text:style-name="T2"/></text:p>
      <text:p text:style-name="P4"><text:span text:style-name="T3">3)</text:span><text:span text:style-name="T2">db.usuario.find({compras:{$size: 2}}, {_id:1, mail:1})</text:span></text:p>
      <text:p text:style-name="P3"><text:span text:style-name="T2"/></text:p>
      <text:p text:style-name="P4"><text:span text:style-name="T3">4)</text:span><text:span text:style-name="T2">db.usuario.find({},{"compras.monto":1})</text:span></text:p>
      <text:p text:style-name="P3"><text:span text:style-name="T2"/></text:p>
      <text:p text:style-name="P4"><text:span text:style-name="T3">5)db.usuario.find({"compras.6" : {$exists: true }})</text:span></text:p>
      <text:p text:style-name="P4"><text:span text:style-name="T3"/></text:p>
      <text:p text:style-name="P6"><text:span text:style-name="T3">6</text:span><text:span text:style-name="T4">)</text:span><text:span text:style-name="T2">db.usuario.find({"compra.id" : {$eq:1}},{"compra.productos":1})</text:span></text:p>
      <text:p text:style-name="P8"/>
      <text:p text:style-name="P2"><text:span text:style-name="T2">7)</text:span></text:p>
      <text:p text:style-name="P2"><text:span text:style-name="T2">db.usuario.updaOne({_id: 2}, {$push : </text:span><text:span text:style-name="T5">{ compras : [{“id : 2”, “monto :10”}]}</text:span><text:span text:style-name="T2">})</text:span></text:p>
      <text:p text:style-name="P2"><text:span text:style-name="T2"/></text:p>
      <text:p text:style-name="P2"><text:span text:style-name="T2">8)</text:span></text:p>
      <text:p text:style-name="P1"><text:span text:style-name="T2">db.usuario.updateOne({ nombre: 'Lucas', apellido: 'Martínez'},{ $set : { mail: "lucas.m@gmail.com"} })</text:span></text:p>
      <text:p text:style-name="P5"><text:span text:style-name="T2"/></text:p>
      <text:p text:style-name="P7"><text:span text:style-name="T2">9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uclid Circular A" svg:font-family="'Euclid Circular A', Akzidenz, 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1T10:18:04.514980781</meta:creation-date>
    <dc:date>2025-08-21T12:02:07.425672789</dc:date>
    <meta:editing-duration>PT12M42S</meta:editing-duration>
    <meta:editing-cycles>1</meta:editing-cycles>
    <meta:document-statistic meta:table-count="0" meta:image-count="0" meta:object-count="0" meta:page-count="1" meta:paragraph-count="11" meta:word-count="55" meta:character-count="654" meta:non-whitespace-character-count="610"/>
    <meta:generator>LibreOffice/7.3.7.2$Linux_X86_64 LibreOffice_project/30$Build-2</meta:generator>
  </office:meta>
</office:document-meta>
</file>